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Pictures/1000020000000320000001FE2BDE3115.png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Garamond1" svg:font-family="Garamond" style:font-adornments="Italic" style:font-family-generic="roman"/>
    <style:font-face style:name="DejaVu Sans" svg:font-family="'DejaVu Sans'" style:font-adornments="Regular" style:font-family-generic="swiss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792in" table:align="left" style:may-break-between-rows="false"/>
    </style:style>
    <style:style style:name="Table3.A" style:family="table-column">
      <style:table-column-properties style:column-width="0.9479in"/>
    </style:style>
    <style:style style:name="Table3.B" style:family="table-column">
      <style:table-column-properties style:column-width="0.9167in"/>
    </style:style>
    <style:style style:name="Table3.C" style:family="table-column">
      <style:table-column-properties style:column-width="4in"/>
    </style:style>
    <style:style style:name="Table3.D" style:family="table-column">
      <style:table-column-properties style:column-width="1.1146in"/>
    </style:style>
    <style:style style:name="Table3.A1" style:family="table-cell">
      <style:table-cell-properties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3b3b3" fo:padding="0.0382in" fo:border="0.05pt solid #000000">
        <style:background-image/>
      </style:table-cell-properties>
    </style:style>
    <style:style style:name="Table3.2" style:family="table-row">
      <style:table-row-properties style:min-row-height="0.2458in"/>
    </style:style>
    <style:style style:name="Table3.A2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2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3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4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5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6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in" table:align="margins" style:may-break-between-rows="false"/>
    </style:style>
    <style:style style:name="Table4.A" style:family="table-column">
      <style:table-column-properties style:column-width="7in" style:rel-column-width="65535*"/>
    </style:style>
    <style:style style:name="Table4.2" style:family="table-row">
      <style:table-row-properties style:min-row-height="4.2444in"/>
    </style:style>
    <style:style style:name="Table4.A2" style:family="table-cell">
      <style:table-cell-properties style:vertical-align="bottom"/>
    </style:style>
    <style:style style:name="P1" style:family="paragraph" style:parent-style-name="Standard">
      <style:text-properties fo:font-size="38pt" style:font-size-asian="38pt" style:font-size-complex="38pt"/>
    </style:style>
    <style:style style:name="P2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P3" style:family="paragraph" style:parent-style-name="Standard">
      <style:paragraph-properties style:vertical-align="bottom"/>
      <style:text-properties style:font-name="Arial" fo:font-size="18pt" officeooo:rsid="00108fd3" officeooo:paragraph-rsid="00108fd3" style:font-size-asian="18pt" style:font-size-complex="18pt"/>
    </style:style>
    <style:style style:name="P4" style:family="paragraph" style:parent-style-name="Standard">
      <style:text-properties style:font-name="Arial" officeooo:rsid="00108fd3" officeooo:paragraph-rsid="00108fd3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8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9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P10" style:family="paragraph" style:parent-style-name="DocText">
      <style:paragraph-properties fo:text-align="end" style:justify-single-word="false"/>
    </style:style>
    <style:style style:name="P11" style:family="paragraph" style:parent-style-name="DocText">
      <style:paragraph-properties fo:text-align="end" style:justify-single-word="fals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12" style:family="paragraph" style:parent-style-name="DocText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DocText">
      <style:paragraph-properties fo:text-align="end" style:justify-single-word="false"/>
      <style:text-properties fo:font-weight="bold" officeooo:rsid="00108fd3" officeooo:paragraph-rsid="00108fd3" style:font-weight-asian="bold" style:font-weight-complex="bold"/>
    </style:style>
    <style:style style:name="P14" style:family="paragraph" style:parent-style-name="DocText">
      <style:paragraph-properties fo:break-before="page"/>
    </style:style>
    <style:style style:name="P15" style:family="paragraph" style:parent-style-name="DocText">
      <style:paragraph-properties fo:text-align="end" style:justify-single-word="false" fo:break-before="pag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16" style:family="paragraph" style:parent-style-name="DocText">
      <style:paragraph-properties fo:margin-top="0in" fo:margin-bottom="0in" style:contextual-spacing="false"/>
    </style:style>
    <style:style style:name="P17" style:family="paragraph" style:parent-style-name="DocText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18" style:family="paragraph" style:parent-style-name="Contents_20_1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19" style:family="paragraph" style:parent-style-name="DocSubtitle">
      <style:text-properties officeooo:rsid="00108fd3"/>
    </style:style>
    <style:style style:name="P20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 officeooo:paragraph-rsid="001c76b5"/>
    </style:style>
    <style:style style:name="P21" style:family="paragraph" style:parent-style-name="Text_20_body">
      <style:text-properties officeooo:rsid="0018dc7d" officeooo:paragraph-rsid="0018dc7d"/>
    </style:style>
    <style:style style:name="P22" style:family="paragraph" style:parent-style-name="Text_20_body">
      <style:text-properties officeooo:rsid="0018dc7d" officeooo:paragraph-rsid="001c76b5"/>
    </style:style>
    <style:style style:name="P23" style:family="paragraph" style:parent-style-name="Text_20_body">
      <style:text-properties officeooo:rsid="001af2e9" officeooo:paragraph-rsid="001c76b5"/>
    </style:style>
    <style:style style:name="P24" style:family="paragraph" style:parent-style-name="Text_20_body">
      <style:text-properties officeooo:paragraph-rsid="001c76b5"/>
    </style:style>
    <style:style style:name="P25" style:family="paragraph" style:parent-style-name="Text_20_body">
      <style:text-properties officeooo:rsid="001a33ce" officeooo:paragraph-rsid="001c76b5"/>
    </style:style>
    <style:style style:name="P26" style:family="paragraph" style:parent-style-name="DocHeading2">
      <style:text-properties officeooo:rsid="0018dc7d"/>
    </style:style>
    <style:style style:name="P27" style:family="paragraph" style:parent-style-name="DocHeading2">
      <style:text-properties officeooo:rsid="0018dc7d" officeooo:paragraph-rsid="0018dc7d"/>
    </style:style>
    <style:style style:name="P28" style:family="paragraph" style:parent-style-name="DocHeading2">
      <style:text-properties officeooo:rsid="001a33ce"/>
    </style:style>
    <style:style style:name="P29" style:family="paragraph" style:parent-style-name="DocHeading2">
      <style:text-properties officeooo:rsid="001a33ce" officeooo:paragraph-rsid="001a33ce"/>
    </style:style>
    <style:style style:name="P30" style:family="paragraph" style:parent-style-name="DocHeading2">
      <style:text-properties officeooo:rsid="001a33ce" officeooo:paragraph-rsid="001c76b5"/>
    </style:style>
    <style:style style:name="P31" style:family="paragraph" style:parent-style-name="DocHeading2">
      <style:text-properties officeooo:rsid="001af2e9" officeooo:paragraph-rsid="001c76b5"/>
    </style:style>
    <style:style style:name="P32" style:family="paragraph" style:parent-style-name="DocHeading2">
      <style:text-properties officeooo:paragraph-rsid="001c76b5"/>
    </style:style>
    <style:style style:name="P33" style:family="paragraph" style:parent-style-name="DocHeading1">
      <style:text-properties officeooo:rsid="0018dc7d"/>
    </style:style>
    <style:style style:name="P34" style:family="paragraph" style:parent-style-name="DocHeading1">
      <style:text-properties officeooo:rsid="0018dc7d" officeooo:paragraph-rsid="0018dc7d"/>
    </style:style>
    <style:style style:name="P35" style:family="paragraph" style:parent-style-name="DocHeading1">
      <style:text-properties officeooo:rsid="0018dc7d" officeooo:paragraph-rsid="001a33ce"/>
    </style:style>
    <style:style style:name="P36" style:family="paragraph" style:parent-style-name="DocHeading1">
      <style:text-properties officeooo:paragraph-rsid="0018dc7d"/>
    </style:style>
    <style:style style:name="P37" style:family="paragraph" style:parent-style-name="DocHeading1">
      <style:text-properties officeooo:rsid="001af2e9" officeooo:paragraph-rsid="001c76b5"/>
    </style:style>
    <style:style style:name="P38" style:family="paragraph" style:parent-style-name="DocHeading1">
      <style:paragraph-properties fo:break-before="page"/>
    </style:style>
    <style:style style:name="P39" style:family="paragraph" style:parent-style-name="DocText">
      <style:text-properties officeooo:rsid="0018dc7d" officeooo:paragraph-rsid="0018dc7d"/>
    </style:style>
    <style:style style:name="P40" style:family="paragraph" style:parent-style-name="DocText">
      <style:text-properties officeooo:rsid="001a33ce" officeooo:paragraph-rsid="001a33ce"/>
    </style:style>
    <style:style style:name="P41" style:family="paragraph" style:parent-style-name="DocText">
      <style:text-properties officeooo:rsid="001a33ce" officeooo:paragraph-rsid="001c76b5"/>
    </style:style>
    <style:style style:name="P42" style:family="paragraph" style:parent-style-name="DocText">
      <style:text-properties officeooo:rsid="001268ad"/>
    </style:style>
    <style:style style:name="P43" style:family="paragraph" style:parent-style-name="DocText">
      <style:text-properties officeooo:paragraph-rsid="001c76b5"/>
    </style:style>
    <style:style style:name="P44" style:family="paragraph" style:parent-style-name="DocText">
      <style:text-properties officeooo:paragraph-rsid="001db6df"/>
    </style:style>
    <style:style style:name="P45" style:family="paragraph" style:parent-style-name="DocTitle" style:master-page-name="Title_20_Page">
      <style:paragraph-properties style:page-number="auto"/>
      <style:text-properties officeooo:rsid="00108fd3" officeooo:paragraph-rsid="00108fd3"/>
    </style:style>
    <style:style style:name="P46" style:family="paragraph">
      <style:paragraph-properties fo:text-align="center"/>
    </style:style>
    <style:style style:name="P47" style:family="paragraph">
      <style:paragraph-properties fo:text-align="end"/>
    </style:style>
    <style:style style:name="P48" style:family="paragraph">
      <style:paragraph-properties fo:text-align="end"/>
      <style:text-properties style:text-outline="true" style:font-name="Deutsch Gothic" fo:letter-spacing="0.0157in" fo:text-shadow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08fd3"/>
    </style:style>
    <style:style style:name="T3" style:family="text">
      <style:text-properties style:text-position="super 58%"/>
    </style:style>
    <style:style style:name="T4" style:family="text">
      <style:text-properties officeooo:rsid="0018dc7d"/>
    </style:style>
    <style:style style:name="T5" style:family="text">
      <style:text-properties officeooo:rsid="001a33ce"/>
    </style:style>
    <style:style style:name="T6" style:family="text">
      <style:text-properties officeooo:rsid="001af2e9"/>
    </style:style>
    <style:style style:name="T7" style:family="text">
      <style:text-properties officeooo:rsid="001c76b5"/>
    </style:style>
    <style:style style:name="T8" style:family="text">
      <style:text-properties style:font-name="DejaVu Sans" officeooo:rsid="001c76b5"/>
    </style:style>
    <style:style style:name="T9" style:family="text">
      <style:text-properties style:font-name="Garamond" officeooo:rsid="001c76b5"/>
    </style:style>
    <style:style style:name="T10" style:family="text">
      <style:text-properties officeooo:rsid="001db6df"/>
    </style:style>
    <style:style style:name="T11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T12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T13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T14" style:family="text">
      <style:text-properties style:text-outline="tru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gradient" draw:fill-color="#11471e" draw:fill-gradient-name="Gradient_20_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2">
      <number:number number:decimal-places="2"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45"><draw:rect text:anchor-type="paragraph" draw:z-index="16" draw:style-name="gr3" draw:text-style-name="P46" svg:width="0.4898in" svg:height="8.7087in" svg:x="-0.0016in" svg:y="0.0083in"><text:p/></draw:rect>oFreq</text:p>
      <text:p text:style-name="P19">Derived Outputs Calculation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Nicholas Barczak</text:p>
      <text:p text:style-name="P13">May 09, 2013</text:p>
      <text:p text:style-name="P12">Rev: <text:s/><text:span text:style-name="T2">1.0</text:span></text:p>
      <text:p text:style-name="P13">DMS1303-001-110-08</text:p>
      <text:p text:style-name="P15">Revision History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17">Revision</text:p>
            </table:table-cell>
            <table:table-cell table:style-name="Table3.A1" office:value-type="string">
              <text:p text:style-name="P17">Date</text:p>
            </table:table-cell>
            <table:table-cell table:style-name="Table3.A1" office:value-type="string">
              <text:p text:style-name="P17">Changes</text:p>
            </table:table-cell>
            <table:table-cell table:style-name="Table3.D1" office:value-type="string">
              <text:p text:style-name="P17">Approval</text:p>
            </table:table-cell>
          </table:table-row>
        </table:table-header-rows>
        <table:table-row table:style-name="Table3.2">
          <table:table-cell table:style-name="Table3.A2" office:value-type="float" office:value="1">
            <text:p text:style-name="P16">1.00</text:p>
          </table:table-cell>
          <table:table-cell table:style-name="Table3.B2" office:value-type="date" office:date-value="1999-12-30">
            <text:p text:style-name="P16">Dec 30, 1999</text:p>
          </table:table-cell>
          <table:table-cell table:style-name="Table3.C6" office:value-type="string">
            <text:p text:style-name="P16">Initial Issue</text:p>
          </table:table-cell>
          <table:table-cell table:style-name="Table3.D6" office:value-type="string">
            <text:p text:style-name="P16"/>
          </table:table-cell>
        </table:table-row>
        <table:table-row>
          <table:table-cell table:style-name="Table3.A6">
            <text:p text:style-name="P16"/>
          </table:table-cell>
          <table:table-cell table:style-name="Table3.B6">
            <text:p text:style-name="P16"/>
          </table:table-cell>
          <table:table-cell table:style-name="Table3.C6" office:value-type="string">
            <text:p text:style-name="P16"/>
          </table:table-cell>
          <table:table-cell table:style-name="Table3.D6" office:value-type="string">
            <text:p text:style-name="P16"/>
          </table:table-cell>
        </table:table-row>
        <table:table-row>
          <table:table-cell table:style-name="Table3.A6">
            <text:p text:style-name="P16"/>
          </table:table-cell>
          <table:table-cell table:style-name="Table3.B6">
            <text:p text:style-name="P16"/>
          </table:table-cell>
          <table:table-cell table:style-name="Table3.C6" office:value-type="string">
            <text:p text:style-name="P16"/>
          </table:table-cell>
          <table:table-cell table:style-name="Table3.D6" office:value-type="string">
            <text:p text:style-name="P16"/>
          </table:table-cell>
        </table:table-row>
        <table:table-row>
          <table:table-cell table:style-name="Table3.A6">
            <text:p text:style-name="P16"/>
          </table:table-cell>
          <table:table-cell table:style-name="Table3.B6">
            <text:p text:style-name="P16"/>
          </table:table-cell>
          <table:table-cell table:style-name="Table3.C6" office:value-type="string">
            <text:p text:style-name="P16"/>
          </table:table-cell>
          <table:table-cell table:style-name="Table3.D6" office:value-type="string">
            <text:p text:style-name="P16"/>
          </table:table-cell>
        </table:table-row>
        <table:table-row>
          <table:table-cell table:style-name="Table3.A6">
            <text:p text:style-name="P16"/>
          </table:table-cell>
          <table:table-cell table:style-name="Table3.B6">
            <text:p text:style-name="P16"/>
          </table:table-cell>
          <table:table-cell table:style-name="Table3.C6" office:value-type="string">
            <text:p text:style-name="P16"/>
          </table:table-cell>
          <table:table-cell table:style-name="Table3.D6" office:value-type="string">
            <text:p text:style-name="P16"/>
          </table:table-cell>
        </table:table-row>
      </table:table>
      <text:p text:style-name="DocText"/>
      <table:table table:name="Table4" table:style-name="Table4">
        <table:table-column table:style-name="Table4.A"/>
        <table:table-row>
          <table:table-cell office:value-type="string">
            <text:p text:style-name="P11">Prepared By</text:p>
            <text:p text:style-name="P5">Datawave Marine <text:span text:style-name="T2">Science</text:span></text:p>
            <text:p text:style-name="P5">3500 27<text:span text:style-name="T3">th</text:span> Pl West</text:p>
            <text:p text:style-name="P5">Apt 423</text:p>
            <text:p text:style-name="P5">Seattle, WA 98199</text:p>
            <text:p text:style-name="P5"/>
            <text:p text:style-name="P5">www.dmsonline.us</text:p>
          </table:table-cell>
        </table:table-row>
        <table:table-row table:style-name="Table4.2">
          <table:table-cell table:style-name="Table4.A2" office:value-type="string">
            <text:p text:style-name="P6">Confidential and proprietary property of Datawave Marine <text:span text:style-name="T2">Science</text:span> (DMS).</text:p>
            <text:p text:style-name="P6">May not be used for construction or provided to any third parties without prior written consent. <text:s/></text:p>
            <text:p text:style-name="P6">Copyright 201<text:span text:style-name="T2">3</text:span>, Datawave Marine <text:span text:style-name="T2">Science</text:span>.</text:p>
          </table:table-cell>
        </table:table-row>
      </table:table>
      <text:p text:style-name="Standard"><text:soft-page-break/></text:p>
      <text:table-of-content text:style-name="Sect1" text:protected="true" text:name="Table of Contents1">
        <text:table-of-content-source text:outline-level="2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Appendix"/>
            <text:index-source-style text:style-name="DocHeading1"/>
          </text:index-source-styles>
          <text:index-source-styles text:outline-level="2">
            <text:index-source-style text:style-name="DocHeading2"/>
          </text:index-source-styles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8"><text:s/>1 Introduction<text:tab/>4</text:p>
          <text:p text:style-name="P18"><text:s/>2 Conclusion<text:tab/>4</text:p>
          <text:p text:style-name="P18"><text:s/>3 References<text:tab/>5</text:p>
          <text:p text:style-name="P18"><text:s text:c="2"/>Appendix A: <text:s/><text:tab/>6</text:p>
        </text:index-body>
      </text:table-of-content>
      <text:p text:style-name="DocText"/>
      <text:h text:style-name="P38" text:outline-level="1">Introduction</text:h>
      <text:p text:style-name="P39">This document lists the required calculations for each object and method associated with the derived outputs.</text:p>
      <text:p text:style-name="DocText"/>
      <text:h text:style-name="P34" text:outline-level="1">Class: OutputsList</text:h>
      <text:p text:style-name="P39">The class OutputsList is the central object that all outputs are controlled from. <text:s/>It's main function is to contain the list of outputsBody objects. <text:s/>It also contains the list of wave frequencies and wave directions, as these are not associated with any one body.</text:p>
      <text:h text:style-name="P27" text:outline-level="2">Attribute: Frequencies</text:h>
      <text:p text:style-name="P21">The list of wave frequencies used for the analysis.</text:p>
      <text:h text:style-name="P26" text:outline-level="2">Attribute: waveDirections</text:h>
      <text:p text:style-name="P21">The list of wave directions used for the analysis.</text:p>
      <text:h text:style-name="P26" text:outline-level="2">Attribute: outputsBody</text:h>
      <text:p text:style-name="P39">This is a vector of outputsBody objects. <text:s/>Each outputsBody objects is associated with a single body. <text:s/></text:p>
      <text:h text:style-name="P26" text:outline-level="2">Operation: CalculateOutputs<text:span text:style-name="T7">()</text:span></text:h>
      <text:p text:style-name="P39">The class iterates through each outputsBody object in its attribute. <text:s/>For each outputsBody object, it implements the CalculateOutputs operation of that object.</text:p>
      <text:h text:style-name="P36" text:outline-level="1"><text:span text:style-name="T4">Class: OutputsBody</text:span></text:h>
      <text:p text:style-name="P39">The class outputsBody contains all the outputs calculated for a single body. <text:s/>The list is quite extensive. <text:s/>There are numerous types of outputs, with each output represented as its own class. <text:s/></text:p>
      <text:h text:style-name="P26" text:outline-level="2">Attribute: Body</text:h>
      <text:p text:style-name="P21">The body associated with this set of calculations.</text:p>
      <text:h text:style-name="P27" text:outline-level="2">Attribute: waveDirCurrent</text:h>
      <text:p text:style-name="P21">The integer specifying the index of the current wave direction.</text:p>
      <text:h text:style-name="P27" text:outline-level="2"><text:soft-page-break/>Attribute: OutputsList</text:h>
      <text:p text:style-name="P21">The list of all outputs calculated. <text:s/>This will be a long list of objects. <text:s/>There will be multiple object types contained in the list, each with different memory requirements.</text:p>
      <text:h text:style-name="P27" text:outline-level="2">Operation: CalculateOutputs</text:h>
      <text:p text:style-name="P21"><text:s/>Command to iterate through all the different output types and trigger the calculation for each output type.</text:p>
      <text:h text:style-name="P37" text:outline-level="1">Class: outputDerived</text:h>
      <text:h text:style-name="P31" text:outline-level="2">Attribute: Body</text:h>
      <text:p text:style-name="P23">A pointer to the body object used for calculating the outputs.</text:p>
      <text:h text:style-name="P31" text:outline-level="2">Attribute: Output</text:h>
      <text:p text:style-name="P24"><text:span text:style-name="T6">A vector of the resultant from the output calculation. <text:s/>Each entry within the vector may also be a vector of some unknown memory size.</text:span></text:p>
      <text:h text:style-name="P31" text:outline-level="2">Attribute: Name</text:h>
      <text:p text:style-name="P23">A simple descriptive name for the output. <text:s/>Encoded as part of the attributes for each output.</text:p>
      <text:h text:style-name="P31" text:outline-level="2">Operation: calcOutput()</text:h>
      <text:p text:style-name="P23">This is the operation to actually calculate the derived output. <text:s/>Its definition changes with each output class.</text:p>
      <text:h text:style-name="P34" text:outline-level="1">Class: global<text:span text:style-name="T7">Solution</text:span></text:h>
      <text:p text:style-name="P40">Many of the properties are inherited from the parent classes.</text:p>
      <text:h text:style-name="P28" text:outline-level="2">Inherited Attributes</text:h>
      <text:p text:style-name="P41">Attribute: Body → Class outputDerived</text:p>
      <text:p text:style-name="P43"><text:span text:style-name="T5">Attribute: Output → Class </text:span><text:span text:style-name="T7">outputDerived</text:span></text:p>
      <text:p text:style-name="P41">Attribute: Name → Class outputDerived</text:p>
      <text:h text:style-name="P29" text:outline-level="2"><text:soft-page-break/>Inherited Operations</text:h>
      <text:p text:style-name="P41">Operation: calcO<text:span text:style-name="T7">u</text:span>tput() → Class outputDerived</text:p>
      <text:h text:style-name="DocHeading2" text:outline-level="2"><text:span text:style-name="T7">Attribute: <text:s/>orderDerivative</text:span></text:h>
      <text:p text:style-name="P24"><text:span text:style-name="T7">Integer value specified for the order of the derivative.</text:span></text:p>
      <text:h text:style-name="P28" text:outline-level="2">Concrete Operation: calcOutput</text:h>
      <text:p text:style-name="P41"><text:span text:style-name="T7">CalcOutput() takes the vector of global motions from the associated Body Object. <text:s/>For the 6 degree of freedom case, this would produce a 6x1 array of complex variables. <text:s/>The operation then multiplies each entry times the following formula.</text:span></text:p>
      <text:p text:style-name="DocEquation"><text:span text:style-name="T7"><draw:frame draw:style-name="fr2" draw:name="Object1" text:anchor-type="as-char" svg:width="2.3654in" svg:height="0.2201in" draw:z-index="17"><draw:object xlink:href="./Object 1" xlink:type="simple" xlink:show="embed" xlink:actuate="onLoad"/><draw:image xlink:href="./ObjectReplacements/Object 1" xlink:type="simple" xlink:show="embed" xlink:actuate="onLoad"/></draw:frame></text:span><text:span text:style-name="T7"><text:tab/>Equation </text:span><text:span text:style-name="T7"><text:sequence text:ref-name="refEquation0" text:name="Equation" text:formula="ooow:Equation+1" style:num-format="1">5.1</text:sequence></text:span></text:p>
      <text:p text:style-name="DocEqDetails"><text:span text:style-name="T7">Where:</text:span></text:p>
      <text:p text:style-name="DocEqDetails"><text:span text:style-name="T7">CalcOutput[0..*] = <text:tab/>Entry in array of results</text:span></text:p>
      <text:p text:style-name="DocEqDetails"><text:span text:style-name="T8">ω</text:span><text:span text:style-name="T9"> = <text:tab/>Current wave frequency</text:span></text:p>
      <text:p text:style-name="DocEqDetails"><text:span text:style-name="T9">i = <text:tab/>Complex number, defined (0,1)</text:span></text:p>
      <text:p text:style-name="DocEqDetails"><text:span text:style-name="T9">X = <text:tab/>Array of body solution results.</text:span></text:p>
      <text:p text:style-name="DocEqDetails"><text:span text:style-name="T9">n = <text:tab/>Integer value of orderDerivative</text:span></text:p>
      <text:h text:style-name="P33" text:outline-level="1">Class: globalMotion</text:h>
      <text:p text:style-name="P40">Many of the properties are inherited from the parent classes.</text:p>
      <text:h text:style-name="P29" text:outline-level="2">Inherited Attributes</text:h>
      <text:p text:style-name="P41">Attribute: Body → Class outputDerived</text:p>
      <text:p text:style-name="P43"><text:span text:style-name="T5">Attribute: Output → Class </text:span><text:span text:style-name="T7">outputDerived</text:span></text:p>
      <text:p text:style-name="P41">Attribute: Name → Class outputDerived</text:p>
      <text:p text:style-name="P41"><text:span text:style-name="T7">Attribute: <text:s/>orderDerivative → Class globalSolution</text:span></text:p>
      <text:h text:style-name="P29" text:outline-level="2">Inherited Operations</text:h>
      <text:p text:style-name="P41">Operation: calcO<text:span text:style-name="T7">u</text:span>tput() → Class <text:span text:style-name="T7">globalSolution</text:span></text:p>
      <text:h text:style-name="DocHeading2" text:outline-level="2"><text:span text:style-name="T7">Operation: <text:s/>Constructor</text:span></text:h>
      <text:p text:style-name="P24"><text:span text:style-name="T7">Upon creation of the class, the constructor automatically sets the orderDerivative attribute to an integer value of 0.</text:span></text:p>
      <text:h text:style-name="P35" text:outline-level="1">Class globalVelocity</text:h>
      <text:p text:style-name="P41">Many of the properties are inherited from the parent classes.</text:p>
      <text:h text:style-name="P30" text:outline-level="2"><text:soft-page-break/>Inherited Attributes</text:h>
      <text:p text:style-name="P41">Attribute: Body → Class outputDerived</text:p>
      <text:p text:style-name="P43"><text:span text:style-name="T5">Attribute: Output → Class </text:span><text:span text:style-name="T7">outputDerived</text:span></text:p>
      <text:p text:style-name="P41">Attribute: Name → Class outputDerived</text:p>
      <text:p text:style-name="P41"><text:span text:style-name="T7">Attribute: <text:s/>orderDerivative → Class globalSolution</text:span></text:p>
      <text:h text:style-name="P30" text:outline-level="2">Inherited Operations</text:h>
      <text:p text:style-name="P41">Operation: calcO<text:span text:style-name="T7">u</text:span>tput() → Class <text:span text:style-name="T7">globalSolution</text:span></text:p>
      <text:h text:style-name="P32" text:outline-level="2"><text:span text:style-name="T7">Operation: <text:s/>Constructor</text:span></text:h>
      <text:p text:style-name="P25"><text:span text:style-name="T7">Upon creation of the class, the constructor automatically sets the orderDerivative attribute to an integer value of 1.</text:span></text:p>
      <text:h text:style-name="P33" text:outline-level="1">Class globalAcceleration</text:h>
      <text:p text:style-name="P41">Many of the properties are inherited from the parent classes.</text:p>
      <text:h text:style-name="P30" text:outline-level="2">Inherited Attributes</text:h>
      <text:p text:style-name="P41">Attribute: Body → Class outputDerived</text:p>
      <text:p text:style-name="P43"><text:span text:style-name="T5">Attribute: Output → Class </text:span><text:span text:style-name="T7">outputDerived</text:span></text:p>
      <text:p text:style-name="P41">Attribute: Name → Class outputDerived</text:p>
      <text:p text:style-name="P41"><text:span text:style-name="T7">Attribute: <text:s/>orderDerivative → Class globalSolution</text:span></text:p>
      <text:h text:style-name="P30" text:outline-level="2">Inherited Operations</text:h>
      <text:p text:style-name="P41">Operation: calcO<text:span text:style-name="T7">u</text:span>tput() → Class <text:span text:style-name="T7">globalSolution</text:span></text:p>
      <text:h text:style-name="P32" text:outline-level="2"><text:span text:style-name="T7">Operation: <text:s/>Constructor</text:span></text:h>
      <text:p text:style-name="P22"><text:span text:style-name="T7">Upon creation of the class, the constructor automatically sets the orderDerivative attribute to an integer value of 2.</text:span></text:p>
      <text:h text:style-name="DocHeading1" text:outline-level="1">Conclusion</text:h>
      <text:p text:style-name="P44"><text:span text:style-name="T10">This completes the definition for the derived outputs class. <text:s/>The UML class diagram shows many other objects in the class. <text:s/>These are outside the current scope.</text:span></text:p>
      <text:p text:style-name="DocText"/>
      <text:p text:style-name="P14"/>
      <text:bibliography text:style-name="Sect1" text:protected="true" text:name="Bibliography1">
        <text:bibliography-source>
          <text:index-title-template text:style-name="DocHeading1">References</text:index-title-template>
          <text:bibliography-entry-template text:bibliography-type="articl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bibliography-data-field="book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le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onferenc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1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2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 text:style-name="RefItalic">, Ch. </text:index-entry-span>
            <text:index-entry-bibliography text:style-name="RefItalic" text:bibliography-data-field="chapter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3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4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5" text:style-name="Bibliography_20_1">
            <text:index-entry-bibliography text:style-name="Default" text:bibliography-data-field="annote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emai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collection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, Vol. </text:index-entry-span>
            <text:index-entry-bibliography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journ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nu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sters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span>Email:  </text:index-entry-span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[</text:index-entry-span>
            <text:index-entry-bibliography text:bibliography-data-field="url"/>
            <text:index-entry-span>], </text:index-entry-span>
            <text:index-entry-bibliography text:style-name="Default" text:bibliography-data-field="year"/>
          </text:bibliography-entry-template>
          <text:bibliography-entry-template text:bibliography-type="misc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.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Online:  [</text:index-entry-span>
            <text:index-entry-bibliography text:bibliography-data-field="url"/>
            <text:index-entry-span>]  Cited:  </text:index-entry-span>
            <text:index-entry-bibliography text:bibliography-data-field="month"/>
          </text:bibliography-entry-template>
          <text:bibliography-entry-template text:bibliography-type="phd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techrepor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unpublished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www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</text:bibliography-source>
        <text:index-body>
          <text:index-title text:style-name="Sect2" text:name="Bibliography1_Head">
            <text:h text:style-name="DocHeading1" text:outline-level="1">References</text:h>
          </text:index-title>
        </text:index-body>
      </text:bibliography>
      <text:p text:style-name="References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2" svg:font-family="Tahoma"/>
    <style:font-face style:name="Garamond1" svg:font-family="Garamond" style:font-adornments="Italic" style:font-family-generic="roman"/>
    <style:font-face style:name="DejaVu Sans" svg:font-family="'DejaVu Sans'" style:font-adornments="Regular" style:font-family-generic="swiss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1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text-align="start" style:justify-single-word="false" style:page-number="auto">
        <style:tab-stops>
          <style:tab-stop style:position="6.75in" style:type="right"/>
        </style:tab-stops>
      </style:paragraph-properties>
    </style:style>
    <style:style style:name="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text-properties fo:color="#11471e" style:font-name="Arial Narrow1"/>
    </style:style>
    <style:style style:name="DocTitle" style:family="paragraph" style:parent-style-name="Title" style:next-style-name="DocSubtitle" style:master-page-name="">
      <style:paragraph-properties style:page-number="auto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1in" fo:margin-right="0in" fo:margin-top="0in" fo:margin-bottom="0in" style:contextual-spacing="false" fo:text-indent="-0.5in" style:auto-text-indent="false">
        <style:tab-stops/>
      </style:paragraph-properties>
    </style:style>
    <style:style style:name="DocEqDetails" style:family="paragraph" style:parent-style-name="DocText" style:next-style-name="DocText" style:master-page-name="">
      <style:paragraph-properties fo:margin="100%" fo:margin-left="1in" fo:margin-right="0in" fo:margin-top="0in" fo:margin-bottom="0in" style:contextual-spacing="false" fo:line-height="100%" fo:text-indent="-0.5in" style:auto-text-indent="false" style:page-number="auto" style:shadow="none">
        <style:tab-stops>
          <style:tab-stop style:position="1in"/>
        </style:tab-stops>
      </style:paragraph-properties>
      <style:text-properties fo:font-size="10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in" fo:margin-left="0in" fo:margin-right="0in" table:align="margins" style:may-break-between-rows="false"/>
    </style:style>
    <style:style style:name="Table1.A" style:family="table-column">
      <style:table-column-properties style:column-width="1.4806in" style:rel-column-width="13861*"/>
    </style:style>
    <style:style style:name="Table1.B" style:family="table-column">
      <style:table-column-properties style:column-width="4.2958in" style:rel-column-width="40218*"/>
    </style:style>
    <style:style style:name="Table1.C" style:family="table-column">
      <style:table-column-properties style:column-width="1.2236in" style:rel-column-width="11456*"/>
    </style:style>
    <style:style style:name="Table1.1" style:family="table-row">
      <style:table-row-properties style:min-row-height="0.4167in"/>
    </style:style>
    <style:style style:name="Table1.A1" style:family="table-cell">
      <style:table-cell-properties fo:padding="0.0382in" fo:border-left="none" fo:border-right="none" fo:border-top="none" fo:border-bottom="1pt solid #000000"/>
    </style:style>
    <style:style style:name="Table1.B1" style:family="table-cell">
      <style:table-cell-properties fo:background-color="transparent" fo:padding="0.0382in" fo:border="none">
        <style:background-image/>
      </style:table-cell-properties>
    </style:style>
    <style:style style:name="Table1.2" style:family="table-row">
      <style:table-row-properties style:min-row-height="0.3389in"/>
    </style:style>
    <style:style style:name="Table2" style:family="table">
      <style:table-properties style:width="7.0111in" fo:margin-left="0in" fo:margin-right="-0.0111in" table:align="margins"/>
    </style:style>
    <style:style style:name="Table2.A" style:family="table-column">
      <style:table-column-properties style:column-width="1.4833in" style:rel-column-width="13865*"/>
    </style:style>
    <style:style style:name="Table2.B" style:family="table-column">
      <style:table-column-properties style:column-width="5.5278in" style:rel-column-width="51670*"/>
    </style:style>
    <style:style style:name="Table2.1" style:family="table-row">
      <style:table-row-properties style:min-row-height="0.4167in"/>
    </style:style>
    <style:style style:name="Table2.A1" style:family="table-cell">
      <style:table-cell-properties fo:padding="0.0382in" fo:border-left="none" fo:border-right="none" fo:border-top="none" fo:border-bottom="1pt solid #000000"/>
    </style:style>
    <style:style style:name="MP1" style:family="paragraph" style:parent-style-name="Standard">
      <style:text-properties fo:font-size="38pt" style:font-size-asian="38pt" style:font-size-complex="38pt"/>
    </style:style>
    <style:style style:name="MP2" style:family="paragraph" style:parent-style-name="Standard">
      <style:paragraph-properties style:vertical-align="bottom"/>
      <style:text-properties style:font-name="Arial" fo:font-size="18pt" officeooo:rsid="00108fd3" officeooo:paragraph-rsid="00108fd3" style:font-size-asian="18pt" style:font-size-complex="18pt"/>
    </style:style>
    <style:style style:name="MP3" style:family="paragraph" style:parent-style-name="Standard">
      <style:text-properties style:font-name="Arial" officeooo:rsid="00108fd3" officeooo:paragraph-rsid="00108fd3"/>
    </style:style>
    <style:style style:name="MP4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 officeooo:paragraph-rsid="001c76b5"/>
    </style:style>
    <style:style style:name="MP5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6" style:family="paragraph">
      <style:paragraph-properties fo:text-align="center"/>
    </style:style>
    <style:style style:name="MP7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MP8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MP9" style:family="paragraph">
      <style:paragraph-properties fo:text-align="end"/>
    </style:style>
    <style:style style:name="MP10" style:family="paragraph">
      <style:paragraph-properties fo:text-align="end"/>
      <style:text-properties style:text-outline="true" style:font-name="Deutsch Gothic" fo:letter-spacing="0.0157in" fo:text-shadow="none"/>
    </style:style>
    <style:style style:name="MP11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T1" style:family="text">
      <style:text-properties officeooo:rsid="001c76b5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MT4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MT5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MT6" style:family="text">
      <style:text-properties style:text-outline="tru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MT7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2" office:value-type="string">
              <text:p text:style-name="MP1"><draw:frame draw:style-name="Mfr1" draw:name="graphics1" text:anchor-type="paragraph" svg:x="-0.0874in" svg:y="-0.0146in" svg:width="1.548in" svg:height="0.9866in" draw:z-index="15"><draw:image xlink:href="Pictures/1000020000000320000001FE2BDE3115.png" xlink:type="simple" xlink:show="embed" xlink:actuate="onLoad"/></draw:frame></text:p>
            </table:table-cell>
            <table:table-cell table:style-name="Table1.B1" table:number-columns-spanned="2" office:value-type="string">
              <text:p text:style-name="MP2">Derived Outputs</text:p>
            </table:table-cell>
            <table:covered-table-cell/>
          </table:table-row>
          <table:table-row table:style-name="Table1.2">
            <table:covered-table-cell/>
            <table:table-cell table:style-name="Table1.A1" office:value-type="string">
              <text:p text:style-name="MP3">DMS1303-001-110-08</text:p>
            </table:table-cell>
            <table:table-cell table:style-name="Table1.A1" office:value-type="string">
              <text:p text:style-name="MP4"><text:span text:style-name="MT1">May 16, 2013</text:span></text:p>
            </table:table-cell>
          </table:table-row>
        </table:table>
        <text:p text:style-name="Header"/>
      </style:header>
      <style:footer>
        <text:p text:style-name="MP5"><draw:line text:anchor-type="paragraph" draw:z-index="6" draw:style-name="Mgr1" draw:text-style-name="MP6" svg:x1="0.011in" svg:y1="0.0102in" svg:x2="6.9244in" svg:y2="0.0102in"><text:p/></draw:line><text:span text:style-name="MT2"><text:file-name text:display="name-and-extension">220-01 Derived Outputs Calculation-Current Scope.odt</text:file-name></text:span><text:tab/> <text:a xlink:type="simple" xlink:href="http://www.dmsonline.us/"><text:span text:style-name="MT2">www.dmsonline.us</text:span></text:a><text:tab/>Page <text:page-number text:select-page="current">8</text:page-number></text:p>
      </style:footer>
    </style:master-page>
    <style:master-page style:name="Title_20_Page" style:display-name="Title Page" style:page-layout-name="Mpm2" style:next-style-name="Standard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7"><draw:frame draw:style-name="Mfr1" draw:name="graphics2" text:anchor-type="paragraph" svg:x="-0.0874in" svg:y="-0.0311in" svg:width="1.4717in" svg:height="0.9374in" draw:z-index="8"><draw:image xlink:href="Pictures/1000020000000320000001FE2BDE3115.png" xlink:type="simple" xlink:show="embed" xlink:actuate="onLoad"/></draw:frame></text:p>
            </table:table-cell>
            <table:table-cell table:style-name="Table2.A1" office:value-type="string">
              <text:p text:style-name="MP8"><draw:frame text:anchor-type="paragraph" draw:z-index="7" draw:style-name="Mgr2" draw:text-style-name="MP10" svg:width="5.4039in" svg:height="0.5079in" svg:x="0.0701in" svg:y="0.1902in"><draw:text-box><text:p text:style-name="MP9"><text:span text:style-name="MT3">D</text:span><text:span text:style-name="MT4">atawave </text:span><text:span text:style-name="MT5">M</text:span><text:span text:style-name="MT4">arine </text:span><text:span text:style-name="MT5">S</text:span><text:span text:style-name="MT6">cience</text:span></text:p></draw:text-box></draw:frame></text:p>
            </table:table-cell>
          </table:table-row>
        </table:table>
        <text:p text:style-name="Standard"/>
      </style:header>
      <style:footer>
        <text:p text:style-name="MP11"><text:tab/><text:a xlink:type="simple" xlink:href="http://www.dmsonline.us/">www.dmsonline.us</text:a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3-05-09T18:24:44</meta:creation-date>
    <meta:editing-cycles>9</meta:editing-cycles>
    <meta:editing-duration>PT48M48S</meta:editing-duration>
    <dc:date>2013-05-16T21:38:48</dc:date>
    <meta:print-date>2013-05-14T18:23:51</meta:print-date>
    <meta:document-statistic meta:table-count="4" meta:image-count="2" meta:object-count="1" meta:page-count="8" meta:paragraph-count="119" meta:word-count="777" meta:character-count="5240" meta:non-whitespace-character-count="457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 mathvariant="italic">CalcOutput</mi>
      <mrow>
        <mfenced open="[" close="]">
          <mrow>
            <mtext>0..*</mtext>
          </mrow>
        </mfenced>
        <mo stretchy="false">=</mo>
        <msup>
          <mrow>
            <mo stretchy="false">(</mo>
            <mrow>
              <mo stretchy="false">ω</mo>
            </mrow>
            <mo stretchy="false">)</mo>
          </mrow>
          <mi>n</mi>
        </msup>
      </mrow>
      <msup>
        <mrow>
          <mo stretchy="false">(</mo>
          <mrow>
            <mi>i</mi>
          </mrow>
          <mo stretchy="false">)</mo>
        </mrow>
        <mi>n</mi>
      </msup>
      <mover accent="true">
        <mi>X</mi>
        <mo stretchy="false">̄</mo>
      </mover>
      <mfenced open="[" close="]">
        <mrow>
          <mtext>0..*</mtext>
        </mrow>
      </mfenced>
    </mrow>
    <annotation encoding="StarMath 5.0">CalcOutput left [ "0..*" right ] = (%omega)^n (i)^n bar X left ["0..*" right ]</annotation>
  </semantics>
</math>
</file>